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4af" officeooo:paragraph-rsid="000454af"/>
    </style:style>
    <style:style style:name="P2" style:family="paragraph" style:parent-style-name="Standard">
      <style:text-properties officeooo:rsid="000664b1" officeooo:paragraph-rsid="000664b1"/>
    </style:style>
    <style:style style:name="P3" style:family="paragraph" style:parent-style-name="Standard">
      <style:text-properties officeooo:paragraph-rsid="000664b1"/>
    </style:style>
    <style:style style:name="T1" style:family="text">
      <style:text-properties officeooo:rsid="000539bf"/>
    </style:style>
    <style:style style:name="T2" style:family="text">
      <style:text-properties officeooo:rsid="00066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pexpan</text:p>
      <text:p text:style-name="P1"/>
      <text:p text:style-name="P1">Hitta eremiten som var med I kapten Kidds crew som följde med I hemlighet till nedgrävnings platsen för att ta reda på vart skatten ligger gömd, han gömmer sig I den gamla Aztec staden Tepexpan. <text:span text:style-name="T1">Kapten Kidd ville inte att någon förutom han skulle veta vart skagtten låg därför dödade han alla som var med och grävde ner skatten.</text:span></text:p>
      <text:p text:style-name="P1"/>
      <text:p text:style-name="P1">Eremiten har blivit en högt uppsatt medborgare inom den Aztekiska staden och kommer inte vara lätt åtkommen.</text:p>
      <text:p text:style-name="P1"/>
      <text:p text:style-name="P1">För att komma åt honom kommer våran Ratpiss behöva jobba till sig en träff med eremiten.</text:p>
      <text:p text:style-name="P1"/>
      <text:p text:style-name="P2">Hitta fem bevis och gör fem uppgifter för att få dessa bevis på att du är värdig att få ett möte med den store.</text:p>
      <text:p text:style-name="P2"/>
      <text:p text:style-name="P2"/>
      <text:p text:style-name="P2">Uppgift fyra: Gå till de fördömdas grotta och kämpa dig igenom förbannellsen för att få beviset.</text:p>
      <text:p text:style-name="P3"><text:span text:style-name="T2">Uppgift fem: Sök upp goden </text:span>Quetzalcóatl<text:span text:style-name="T2"> och lös hans gåtor fem för att få hans bevi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25:01.751294326</meta:creation-date>
    <dc:date>2020-02-24T15:56:02.096360632</dc:date>
    <meta:editing-duration>PT30S</meta:editing-duration>
    <meta:editing-cycles>1</meta:editing-cycles>
    <meta:document-statistic meta:table-count="0" meta:image-count="0" meta:object-count="0" meta:page-count="1" meta:paragraph-count="7" meta:word-count="149" meta:character-count="825" meta:non-whitespace-character-count="682"/>
    <meta:generator>LibreOffice/6.0.7.3$Linux_X86_64 LibreOffice_project/00m0$Build-3</meta:generator>
  </office:meta>
</office:document-meta>
</file>